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11" office:value-type="string">
            <text:p>IM</text:p>
          </table:table-cell>
          <table:table-cell table:style-name="ce11" office:value-type="string">
            <text:p>Q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D</text:p>
          </table:table-cell>
          <table:table-cell table:style-name="ce11" office:value-type="string">
            <text:p>FP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table:style-name="ce17" office:value-type="string">
            <text:p>Final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Eitan Barach</text:p>
          </table:table-cell>
          <table:table-cell table:number-columns-repeated="8"/>
          <table:table-cell table:style-name="ce7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7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2]; [.$AE$2:.$AF$15]; 2; 0); VLOOKUP([.R2]; [.$AE$2:.$AF$15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]; [.$AE$2:.$AF$15]; 2; 0); VLOOKUP([.X2]; [.$AE$2:.$AF$15]; 2; 0))/200*0.15" office:value-type="float" office:value="0.144">
            <text:p>0.14400</text:p>
          </table:table-cell>
          <table:table-cell/>
          <table:table-cell table:style-name="ce14" table:formula="of:=[.J2] + [.O2] + [.U2] + [.Y2]" office:value-type="float" office:value="0.631067415730337">
            <text:p>0.63107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>
            <text:p>D-</text:p>
          </table:table-cell>
          <table:table-cell table:style-name="ce17" table:formula="of:=VLOOKUP([.AB2]; [.$AH$2:.$AI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table:number-columns-repeated="7"/>
          <table:table-cell table:style-name="ce7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7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3]; [.$AE$2:.$AF$15]; 2; 0); VLOOKUP([.R3]; [.$AE$2:.$AF$15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3]; [.$AE$2:.$AF$15]; 2; 0); VLOOKUP([.X3]; [.$AE$2:.$AF$15]; 2; 0))/200*0.15" office:value-type="float" office:value="0.144">
            <text:p>0.14400</text:p>
          </table:table-cell>
          <table:table-cell/>
          <table:table-cell table:style-name="ce14" table:formula="of:=[.J3] + [.O3] + [.U3] + [.Y3]" office:value-type="float" office:value="0.672632958801498">
            <text:p>0.67263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D+">
            <text:p>D+</text:p>
          </table:table-cell>
          <table:table-cell table:style-name="ce17" table:formula="of:=VLOOKUP([.AB3]; [.$AH$2:.$AI$15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table:number-columns-repeated="7"/>
          <table:table-cell table:style-name="ce7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7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4]; [.$AE$2:.$AF$15]; 2; 0); VLOOKUP([.R4]; [.$AE$2:.$AF$15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W4]; [.$AE$2:.$AF$15]; 2; 0); VLOOKUP([.X4]; [.$AE$2:.$AF$15]; 2; 0))/200*0.15" office:value-type="float" office:value="0.13125">
            <text:p>0.13125</text:p>
          </table:table-cell>
          <table:table-cell/>
          <table:table-cell table:style-name="ce14" table:formula="of:=[.J4] + [.O4] + [.U4] + [.Y4]" office:value-type="float" office:value="0.647392322097378">
            <text:p>0.64739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D">
            <text:p>D</text:p>
          </table:table-cell>
          <table:table-cell table:style-name="ce17" table:formula="of:=VLOOKUP([.AB4]; [.$AH$2:.$AI$15]; 2; 0)" office:value-type="float" office:value="1">
            <text:p>1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Christiansen</text:p>
          </table:table-cell>
          <table:table-cell office:value-type="string">
            <text:p>B</text:p>
          </table:table-cell>
          <table:table-cell table:number-columns-repeated="7"/>
          <table:table-cell table:style-name="ce7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7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5]; [.$AE$2:.$AF$15]; 2; 0); VLOOKUP([.R5]; [.$AE$2:.$AF$15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W5]; [.$AE$2:.$AF$15]; 2; 0); VLOOKUP([.X5]; [.$AE$2:.$AF$15]; 2; 0))/200*0.15" office:value-type="float" office:value="0.13125">
            <text:p>0.13125</text:p>
          </table:table-cell>
          <table:table-cell/>
          <table:table-cell table:style-name="ce14" table:formula="of:=[.J5] + [.O5] + [.U5] + [.Y5]" office:value-type="float" office:value="0.600635767790262">
            <text:p>0.60064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>
            <text:p>D-</text:p>
          </table:table-cell>
          <table:table-cell table:style-name="ce17" table:formula="of:=VLOOKUP([.AB5]; [.$AH$2:.$AI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office:value-type="string">
            <text:p>B</text:p>
          </table:table-cell>
          <table:table-cell table:number-columns-repeated="7"/>
          <table:table-cell table:style-name="ce7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7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6]; [.$AE$2:.$AF$15]; 2; 0); VLOOKUP([.R6]; [.$AE$2:.$AF$15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7" table:formula="of:=SUM(VLOOKUP([.W6]; [.$AE$2:.$AF$15]; 2; 0); VLOOKUP([.X6]; [.$AE$2:.$AF$15]; 2; 0))/200*0.15" office:value-type="float" office:value="0.12675">
            <text:p>0.12675</text:p>
          </table:table-cell>
          <table:table-cell/>
          <table:table-cell table:style-name="ce14" table:formula="of:=[.J6] + [.O6] + [.U6] + [.Y6]" office:value-type="float" office:value="0.574083333333333">
            <text:p>0.57408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17" table:formula="of:=VLOOKUP([.AB6]; [.$AH$2:.$AI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table:number-columns-repeated="8"/>
          <table:table-cell table:style-name="ce7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7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7]; [.$AE$2:.$AF$15]; 2; 0); VLOOKUP([.R7]; [.$AE$2:.$AF$15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7]; [.$AE$2:.$AF$15]; 2; 0); VLOOKUP([.X7]; [.$AE$2:.$AF$15]; 2; 0))/200*0.15" office:value-type="float" office:value="0.13125">
            <text:p>0.13125</text:p>
          </table:table-cell>
          <table:table-cell/>
          <table:table-cell table:style-name="ce14" table:formula="of:=[.J7] + [.O7] + [.U7] + [.Y7]" office:value-type="float" office:value="0.566583333333333">
            <text:p>0.56658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>
            <text:p>F</text:p>
          </table:table-cell>
          <table:table-cell table:style-name="ce17" table:formula="of:=VLOOKUP([.AB7]; [.$AH$2:.$AI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office:value-type="string">
            <text:p>A</text:p>
          </table:table-cell>
          <table:table-cell table:number-columns-repeated="7"/>
          <table:table-cell table:style-name="ce7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7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8]; [.$AE$2:.$AF$15]; 2; 0); VLOOKUP([.R8]; [.$AE$2:.$AF$15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8]; [.$AE$2:.$AF$15]; 2; 0); VLOOKUP([.X8]; [.$AE$2:.$AF$15]; 2; 0))/200*0.15" office:value-type="float" office:value="0.13125">
            <text:p>0.13125</text:p>
          </table:table-cell>
          <table:table-cell/>
          <table:table-cell table:style-name="ce14" table:formula="of:=[.J8] + [.O8] + [.U8] + [.Y8]" office:value-type="float" office:value="0.602205056179775">
            <text:p>0.60221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-">
            <text:p>D-</text:p>
          </table:table-cell>
          <table:table-cell table:style-name="ce17" table:formula="of:=VLOOKUP([.AB8]; [.$AH$2:.$AI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table:number-columns-repeated="8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office:value-type="string">
            <text:p>A</text:p>
          </table:table-cell>
          <table:table-cell table:number-columns-repeated="7"/>
          <table:table-cell table:style-name="ce7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7" table:formula="of:=[.L10]/50*0.15 + [.M10]/50*0.15 + [.N10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10]; [.$AE$2:.$AF$15]; 2; 0); VLOOKUP([.R10]; [.$AE$2:.$AF$15]; 2; 0); [.S10]; [.T10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7" table:formula="of:=SUM(VLOOKUP([.W10]; [.$AE$2:.$AF$15]; 2; 0); VLOOKUP([.X10]; [.$AE$2:.$AF$15]; 2; 0))/200*0.15" office:value-type="float" office:value="0.04725">
            <text:p>0.04725</text:p>
          </table:table-cell>
          <table:table-cell/>
          <table:table-cell table:style-name="ce14" table:formula="of:=[.J10] + [.O10] + [.U10] + [.Y10]" office:value-type="float" office:value="0.373643258426966">
            <text:p>0.37364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17" table:formula="of:=VLOOKUP([.AB10]; [.$AH$2:.$AI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table:number-columns-repeated="8"/>
          <table:table-cell table:style-name="ce7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7" table:formula="of:=[.L11]/50*0.15 + [.M11]/50*0.15 + [.N11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1]; [.$AE$2:.$AF$15]; 2; 0); VLOOKUP([.R11]; [.$AE$2:.$AF$15]; 2; 0); [.S11]; [.T11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1]; [.$AE$2:.$AF$15]; 2; 0); VLOOKUP([.X11]; [.$AE$2:.$AF$15]; 2; 0))/200*0.15" office:value-type="float" office:value="0.13125">
            <text:p>0.13125</text:p>
          </table:table-cell>
          <table:table-cell/>
          <table:table-cell table:style-name="ce14" table:formula="of:=[.J11] + [.O11] + [.U11] + [.Y11]" office:value-type="float" office:value="0.585459737827715">
            <text:p>0.58546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17" table:formula="of:=VLOOKUP([.AB11]; [.$AH$2:.$AI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8"/>
          <table:table-cell table:style-name="ce7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7" table:formula="of:=[.L12]/50*0.15 + [.M12]/50*0.15 + [.N12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2]; [.$AE$2:.$AF$15]; 2; 0); VLOOKUP([.R12]; [.$AE$2:.$AF$15]; 2; 0); [.S12]; [.T12])/(100+100+60+7)*0.05" office:value-type="float" office:value="0.0353932584269663">
            <text:p>0.03539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2]; [.$AE$2:.$AF$15]; 2; 0); VLOOKUP([.X12]; [.$AE$2:.$AF$15]; 2; 0))/200*0.15" office:value-type="float" office:value="0.144">
            <text:p>0.14400</text:p>
          </table:table-cell>
          <table:table-cell/>
          <table:table-cell table:style-name="ce14" table:formula="of:=[.J12] + [.O12] + [.U12] + [.Y12]" office:value-type="float" office:value="0.635393258426966">
            <text:p>0.63539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-">
            <text:p>D-</text:p>
          </table:table-cell>
          <table:table-cell table:style-name="ce17" table:formula="of:=VLOOKUP([.AB12]; [.$AH$2:.$AI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table:number-columns-repeated="8"/>
          <table:table-cell table:style-name="ce7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7" table:formula="of:=[.L13]/50*0.15 + [.M13]/50*0.15 + [.N13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3]; [.$AE$2:.$AF$15]; 2; 0); VLOOKUP([.R13]; [.$AE$2:.$AF$15]; 2; 0); [.S13]; [.T13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3]; [.$AE$2:.$AF$15]; 2; 0); VLOOKUP([.X13]; [.$AE$2:.$AF$15]; 2; 0))/200*0.15" office:value-type="float" office:value="0.144">
            <text:p>0.14400</text:p>
          </table:table-cell>
          <table:table-cell/>
          <table:table-cell table:style-name="ce14" table:formula="of:=[.J13] + [.O13] + [.U13] + [.Y13]" office:value-type="float" office:value="0.664940074906367">
            <text:p>0.66494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D">
            <text:p>D</text:p>
          </table:table-cell>
          <table:table-cell table:style-name="ce17" table:formula="of:=VLOOKUP([.AB13]; [.$AH$2:.$AI$15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8"/>
          <table:table-cell table:style-name="ce7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7" table:formula="of:=[.L14]/50*0.15 + [.M14]/50*0.15 + [.N14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4]; [.$AE$2:.$AF$15]; 2; 0); VLOOKUP([.R14]; [.$AE$2:.$AF$15]; 2; 0); [.S14]; [.T1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4]; [.$AE$2:.$AF$15]; 2; 0); VLOOKUP([.X14]; [.$AE$2:.$AF$15]; 2; 0))/200*0.15" office:value-type="float" office:value="0.13125">
            <text:p>0.13125</text:p>
          </table:table-cell>
          <table:table-cell/>
          <table:table-cell table:style-name="ce14" table:formula="of:=[.J14] + [.O14] + [.U14] + [.Y14]" office:value-type="float" office:value="0.571392322097378">
            <text:p>0.57139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17" table:formula="of:=VLOOKUP([.AB14]; [.$AH$2:.$AI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on</text:p>
          </table:table-cell>
          <table:table-cell table:number-columns-repeated="8"/>
          <table:table-cell table:style-name="ce7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7" table:formula="of:=[.L15]/50*0.15 + [.M15]/50*0.15 + [.N15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15]; [.$AE$2:.$AF$15]; 2; 0); VLOOKUP([.R15]; [.$AE$2:.$AF$15]; 2; 0); [.S15]; [.T15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7" table:formula="of:=SUM(VLOOKUP([.W15]; [.$AE$2:.$AF$15]; 2; 0); VLOOKUP([.X15]; [.$AE$2:.$AF$15]; 2; 0))/200*0.15" office:value-type="float" office:value="0.12675">
            <text:p>0.12675</text:p>
          </table:table-cell>
          <table:table-cell/>
          <table:table-cell table:style-name="ce14" table:formula="of:=[.J15] + [.O15] + [.U15] + [.Y15]" office:value-type="float" office:value="0.525255617977528">
            <text:p>0.52526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17" table:formula="of:=VLOOKUP([.AB15]; [.$AH$2:.$AI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table:number-columns-repeated="7"/>
          <table:table-cell table:style-name="ce7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7" table:formula="of:=[.L16]/50*0.15 + [.M16]/50*0.15 + [.N16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6]; [.$AE$2:.$AF$15]; 2; 0); VLOOKUP([.R16]; [.$AE$2:.$AF$15]; 2; 0); [.S16]; [.T16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6]; [.$AE$2:.$AF$15]; 2; 0); VLOOKUP([.X16]; [.$AE$2:.$AF$15]; 2; 0))/200*0.15" office:value-type="float" office:value="0.144">
            <text:p>0.14400</text:p>
          </table:table-cell>
          <table:table-cell/>
          <table:table-cell table:style-name="ce14" table:formula="of:=[.J16] + [.O16] + [.U16] + [.Y16]" office:value-type="float" office:value="0.568584269662921">
            <text:p>0.56858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17" table:formula="of:=VLOOKUP([.AB16]; [.$AH$2:.$AI$15]; 2; 0)" office:value-type="float" office:value="0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table:number-columns-repeated="7"/>
          <table:table-cell table:style-name="ce7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7" table:formula="of:=[.L17]/50*0.15 + [.M17]/50*0.15 + [.N17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7]; [.$AE$2:.$AF$15]; 2; 0); VLOOKUP([.R17]; [.$AE$2:.$AF$15]; 2; 0); [.S17]; [.T17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7" table:formula="of:=SUM(VLOOKUP([.W17]; [.$AE$2:.$AF$15]; 2; 0); VLOOKUP([.X17]; [.$AE$2:.$AF$15]; 2; 0))/200*0.15" office:value-type="float" office:value="0.1215">
            <text:p>0.12150</text:p>
          </table:table-cell>
          <table:table-cell/>
          <table:table-cell table:style-name="ce14" table:formula="of:=[.J17] + [.O17] + [.U17] + [.Y17]" office:value-type="float" office:value="0.518837078651685">
            <text:p>0.51884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17" table:formula="of:=VLOOKUP([.AB17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table:number-columns-repeated="8"/>
          <table:table-cell table:style-name="ce7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7" table:formula="of:=[.L18]/50*0.15 + [.M18]/50*0.15 + [.N18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8]; [.$AE$2:.$AF$15]; 2; 0); VLOOKUP([.R18]; [.$AE$2:.$AF$15]; 2; 0); [.S18]; [.T18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8]; [.$AE$2:.$AF$15]; 2; 0); VLOOKUP([.X18]; [.$AE$2:.$AF$15]; 2; 0))/200*0.15" office:value-type="float" office:value="0.144">
            <text:p>0.14400</text:p>
          </table:table-cell>
          <table:table-cell/>
          <table:table-cell table:style-name="ce14" table:formula="of:=[.J18] + [.O18] + [.U18] + [.Y18]" office:value-type="float" office:value="0.672378277153558">
            <text:p>0.67238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D+">
            <text:p>D+</text:p>
          </table:table-cell>
          <table:table-cell table:style-name="ce17" table:formula="of:=VLOOKUP([.AB18]; [.$AH$2:.$AI$15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table:number-columns-repeated="7"/>
          <table:table-cell table:style-name="ce7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7" table:formula="of:=[.L19]/50*0.15 + [.M19]/50*0.15 + [.N19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9]; [.$AE$2:.$AF$15]; 2; 0); VLOOKUP([.R19]; [.$AE$2:.$AF$15]; 2; 0); [.S19]; [.T19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9]; [.$AE$2:.$AF$15]; 2; 0); VLOOKUP([.X19]; [.$AE$2:.$AF$15]; 2; 0))/200*0.15" office:value-type="float" office:value="0.13125">
            <text:p>0.13125</text:p>
          </table:table-cell>
          <table:table-cell/>
          <table:table-cell table:style-name="ce14" table:formula="of:=[.J19] + [.O19] + [.U19] + [.Y19]" office:value-type="float" office:value="0.592770599250936">
            <text:p>0.59277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17" table:formula="of:=VLOOKUP([.AB19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table:number-columns-repeated="8"/>
          <table:table-cell table:style-name="ce7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7" table:formula="of:=[.L20]/50*0.15 + [.M20]/50*0.15 + [.N20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20]; [.$AE$2:.$AF$15]; 2; 0); VLOOKUP([.R20]; [.$AE$2:.$AF$15]; 2; 0); [.S20]; [.T20])/(100+100+60+7)*0.05" office:value-type="float" office:value="0.0337078651685393">
            <text:p>0.03371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0]; [.$AE$2:.$AF$15]; 2; 0); VLOOKUP([.X20]; [.$AE$2:.$AF$15]; 2; 0))/200*0.15" office:value-type="float" office:value="0.144">
            <text:p>0.14400</text:p>
          </table:table-cell>
          <table:table-cell/>
          <table:table-cell table:style-name="ce14" table:formula="of:=[.J20] + [.O20] + [.U20] + [.Y20]" office:value-type="float" office:value="0.609707865168539">
            <text:p>0.60971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-">
            <text:p>D-</text:p>
          </table:table-cell>
          <table:table-cell table:style-name="ce17" table:formula="of:=VLOOKUP([.AB20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office:value-type="string">
            <text:p>C</text:p>
          </table:table-cell>
          <table:table-cell table:number-columns-repeated="7"/>
          <table:table-cell table:style-name="ce7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7" table:formula="of:=[.L21]/50*0.15 + [.M21]/50*0.15 + [.N21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1]; [.$AE$2:.$AF$15]; 2; 0); VLOOKUP([.R21]; [.$AE$2:.$AF$15]; 2; 0); [.S21]; [.T21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1]; [.$AE$2:.$AF$15]; 2; 0); VLOOKUP([.X21]; [.$AE$2:.$AF$15]; 2; 0))/200*0.15" office:value-type="float" office:value="0.144">
            <text:p>0.14400</text:p>
          </table:table-cell>
          <table:table-cell/>
          <table:table-cell table:style-name="ce14" table:formula="of:=[.J21] + [.O21] + [.U21] + [.Y21]" office:value-type="float" office:value="0.644940074906367">
            <text:p>0.64494</text:p>
          </table:table-cell>
          <table:table-cell table:style-name="ce15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">
            <text:p>D</text:p>
          </table:table-cell>
          <table:table-cell table:style-name="ce17" table:formula="of:=VLOOKUP([.AB21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8"/>
          <table:table-cell table:style-name="ce7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7" table:formula="of:=[.L22]/50*0.15 + [.M22]/50*0.15 + [.N22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2]; [.$AE$2:.$AF$15]; 2; 0); VLOOKUP([.R22]; [.$AE$2:.$AF$15]; 2; 0); [.S22]; [.T22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2]; [.$AE$2:.$AF$15]; 2; 0); VLOOKUP([.X22]; [.$AE$2:.$AF$15]; 2; 0))/200*0.15" office:value-type="float" office:value="0.144">
            <text:p>0.14400</text:p>
          </table:table-cell>
          <table:table-cell/>
          <table:table-cell table:style-name="ce14" table:formula="of:=[.J22] + [.O22] + [.U22] + [.Y22]" office:value-type="float" office:value="0.649378277153558">
            <text:p>0.64938</text:p>
          </table:table-cell>
          <table:table-cell table:style-name="ce15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D">
            <text:p>D</text:p>
          </table:table-cell>
          <table:table-cell table:style-name="ce17" table:formula="of:=VLOOKUP([.AB22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table:number-columns-repeated="7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6"/>
          <table:table-cell table:style-name="ce15" table:formula="of:=AVERAGE([.AA2:.AA19])" office:value-type="float" office:value="0.588426745979291">
            <text:p>0.588426746</text:p>
          </table:table-cell>
          <table:table-cell table:style-name="ce12"/>
          <table:table-cell table:style-name="ce15" table:formula="of:=AVERAGE([.AC2:.AC22])" office:value-type="float" office:value="0.33">
            <text:p>0.33</text:p>
          </table:table-cell>
          <table:table-cell table:number-columns-repeated="988"/>
        </table:table-row>
        <table:table-row table:style-name="ro1">
          <table:table-cell office:value-type="string">
            <text:p>Philip Schweitzer</text:p>
          </table:table-cell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office:value-type="string">
            <text:p>Luke Smith</text:p>
          </table:table-cell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office:value-type="string">
            <text:p>Shu Yi Tang</text:p>
          </table:table-cell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C+</text:p>
          </table:table-cell>
          <table:table-cell table:number-columns-repeated="7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number-columns-repeated="9"/>
          <table:table-cell table:style-name="ce8"/>
          <table:table-cell table:number-columns-repeated="1007"/>
        </table:table-row>
        <table:table-row table:style-name="ro1" table:number-rows-repeated="104854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17:4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1T17:57:34</dc:date>
    <dc:creator>Gregory Kapfhammer</dc:creator>
    <meta:editing-duration>P5DT23H5M56S</meta:editing-duration>
    <meta:editing-cycles>20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36" meta:object-count="0"/>
  </office:meta>
</office:document-meta>
</file>